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f9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5a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4f9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af9d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b49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76cb" officeooo:paragraph-rsid="001376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f9bc" officeooo:paragraph-rsid="0013f9b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5a89a" officeooo:paragraph-rsid="0015a8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8148" officeooo:paragraph-rsid="001d814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e3aa2" officeooo:paragraph-rsid="001e3a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fc85e" officeooo:paragraph-rsid="001fc85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38262" officeooo:paragraph-rsid="0013f9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84f9d" officeooo:paragraph-rsid="00184f9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e3aa2" officeooo:paragraph-rsid="001e3aa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35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3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ru" fo:country="RU" officeooo:rsid="0013f9bc"/>
    </style:style>
    <style:style style:name="T12" style:family="text">
      <style:text-properties fo:language="ru" fo:country="RU" officeooo:rsid="0015a89a"/>
    </style:style>
    <style:style style:name="T13" style:family="text">
      <style:text-properties fo:language="ru" fo:country="RU" officeooo:rsid="00184f9d"/>
    </style:style>
    <style:style style:name="T14" style:family="text">
      <style:text-properties fo:language="ru" fo:country="RU" officeooo:rsid="001923ce"/>
    </style:style>
    <style:style style:name="T15" style:family="text">
      <style:text-properties fo:language="ru" fo:country="RU" officeooo:rsid="001af9dd"/>
    </style:style>
    <style:style style:name="T16" style:family="text">
      <style:text-properties fo:language="ru" fo:country="RU" officeooo:rsid="001b499a"/>
    </style:style>
    <style:style style:name="T17" style:family="text">
      <style:text-properties fo:language="ru" fo:country="RU" officeooo:rsid="001c42fc"/>
    </style:style>
    <style:style style:name="T18" style:family="text">
      <style:text-properties fo:language="ru" fo:country="RU" officeooo:rsid="001dcb2d"/>
    </style:style>
    <style:style style:name="T19" style:family="text">
      <style:text-properties fo:language="ru" fo:country="RU" officeooo:rsid="001fca42"/>
    </style:style>
    <style:style style:name="T20" style:family="text">
      <style:text-properties fo:language="ru" fo:country="RU" officeooo:rsid="00211760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officeooo:rsid="000ab2ef"/>
    </style:style>
    <style:style style:name="T24" style:family="text">
      <style:text-properties fo:language="en" fo:country="US" officeooo:rsid="000bc4ff"/>
    </style:style>
    <style:style style:name="T25" style:family="text">
      <style:text-properties fo:language="en" fo:country="US" officeooo:rsid="000e4173"/>
    </style:style>
    <style:style style:name="T2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086c37"/>
    </style:style>
    <style:style style:name="T31" style:family="text">
      <style:text-properties officeooo:rsid="000992e2"/>
    </style:style>
    <style:style style:name="T32" style:family="text">
      <style:text-properties officeooo:rsid="000ab2ef"/>
    </style:style>
    <style:style style:name="T33" style:family="text">
      <style:text-properties officeooo:rsid="000bc4ff"/>
    </style:style>
    <style:style style:name="T34" style:family="text">
      <style:text-properties officeooo:rsid="000e4173"/>
    </style:style>
    <style:style style:name="T35" style:family="text">
      <style:text-properties officeooo:rsid="0010e5c8"/>
    </style:style>
    <style:style style:name="T36" style:family="text">
      <style:text-properties officeooo:rsid="001231ef"/>
    </style:style>
    <style:style style:name="T37" style:family="text">
      <style:text-properties officeooo:rsid="00127c55"/>
    </style:style>
    <style:style style:name="T38" style:family="text">
      <style:text-properties officeooo:rsid="001316c6"/>
    </style:style>
    <style:style style:name="T39" style:family="text">
      <style:text-properties officeooo:rsid="001376cb"/>
    </style:style>
    <style:style style:name="T40" style:family="text">
      <style:text-properties officeooo:rsid="00138262"/>
    </style:style>
    <style:style style:name="T41" style:family="text">
      <style:text-properties officeooo:rsid="0013f9bc"/>
    </style:style>
    <style:style style:name="T42" style:family="text">
      <style:text-properties officeooo:rsid="0015a89a"/>
    </style:style>
    <style:style style:name="T43" style:family="text">
      <style:text-properties officeooo:rsid="00184f9d"/>
    </style:style>
    <style:style style:name="T44" style:family="text">
      <style:text-properties officeooo:rsid="001923ce"/>
    </style:style>
    <style:style style:name="T45" style:family="text">
      <style:text-properties officeooo:rsid="001af9dd"/>
    </style:style>
    <style:style style:name="T46" style:family="text">
      <style:text-properties officeooo:rsid="001b499a"/>
    </style:style>
    <style:style style:name="T47" style:family="text">
      <style:text-properties officeooo:rsid="001fca42"/>
    </style:style>
    <style:style style:name="T48" style:family="text">
      <style:text-properties officeooo:rsid="002117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7">EVO Reset Service</text:p>
      <text:p text:style-name="P36"/>
      <text:p text:style-name="P23">18.12.2013 <text:span text:style-name="T1">Версия 0.54</text:span>a <text:span text:style-name="T1">Исправления.</text:span></text:p>
      <text:p text:style-name="P23"><text:span text:style-name="T1">- исправлена ошибка когда </text:span>File browser <text:span text:style-name="T1">не видел файлы на карточках размером более 4</text:span>Gb.</text:p>
      <text:p text:style-name="P23">- <text:span text:style-name="T1">поправлена табличка символов для сортировки файлов.</text:span></text:p>
      <text:p text:style-name="P22"/>
      <text:p text:style-name="P22">15.12.2013 <text:span text:style-name="T1">Версия 0.54 Изменения и исправления.</text:span></text:p>
      <text:p text:style-name="P32">- исправлен сброс выбранного дисковода при сбросе.</text:p>
      <text:p text:style-name="P22"><text:span text:style-name="T1">- добавлен </text:span>ATM CP/M, <text:span text:style-name="T1">доступ через меню </text:span>Service.</text:p>
      <text:p text:style-name="P22">- <text:span text:style-name="T47">TR-DOS 6.12E </text:span><text:span text:style-name="T19">входящий в состав </text:span><text:span text:style-name="T47">Gluk Reset Service </text:span><text:span text:style-name="T19">компилится на общих основаниях и получил доступ к рамдиску основной прошивки.</text:span></text:p>
      <text:p text:style-name="P21"/>
      <text:p text:style-name="P21">17.11.2013 <text:span text:style-name="T1">Версия 0.53</text:span>d <text:span text:style-name="T1">Изменение.</text:span></text:p>
      <text:p text:style-name="P21"><text:span text:style-name="T1">- изменены номера ячеек </text:span>CMOS <text:span text:style-name="T1">с настройками, теперь настройки </text:span>Gluk <text:span text:style-name="T1">и </text:span>EVO Reset Service <text:span text:style-name="T1">независимы.</text:span></text:p>
      <text:p text:style-name="P21"><text:span text:style-name="T1">- подпрограммы вызываемые через </text:span>RST 8 <text:span text:style-name="T1">работают на частоте 7 МГц.</text:span></text:p>
      <text:p text:style-name="P21"><text:span text:style-name="T1">- </text:span><text:span text:style-name="T18">переставлены местами пункты выбора реального и виртуального дисковода отображаемые слева от основного меню.</text:span></text:p>
      <text:p text:style-name="P12"/>
      <text:p text:style-name="P12"><text:span text:style-name="T46">18.05.2013 </text:span><text:span text:style-name="T13">Версия 0.53</text:span><text:span text:style-name="T43">c </text:span><text:span text:style-name="T13">Исправление</text:span></text:p>
      <text:p text:style-name="P31">- исправлена ошибка неправильного монтирования образа при размере кластера 1 сектор.</text:p>
      <text:p text:style-name="P12"><text:span text:style-name="T13">- </text:span><text:span text:style-name="T14">исправлена ошибка загрузчика </text:span><text:span text:style-name="T44">HDD boot.</text:span></text:p>
      <text:p text:style-name="P13"><text:span text:style-name="T45">- </text:span><text:span text:style-name="T15">исправлена ошибка для </text:span><text:span text:style-name="T45">FAT12/16 </text:span><text:span text:style-name="T15">получения неправильного номера кластера.</text:span></text:p>
      <text:p text:style-name="P14"><text:span text:style-name="T46">- </text:span><text:span text:style-name="T16">исправлена ошибка </text:span><text:span text:style-name="T17">не сохранения</text:span><text:span text:style-name="T16"> порта </text:span><text:span text:style-name="T46">#EFF7 </text:span><text:span text:style-name="T16">при вхождении в </text:span><text:span text:style-name="T46">RST </text:span><text:span text:style-name="T16">8 и выбранном режиме памяти 48</text:span><text:span text:style-name="T46">K.</text:span></text:p>
      <text:p text:style-name="P20"/>
      <text:p text:style-name="P11"><text:span text:style-name="T42">10.03.2013 </text:span><text:span text:style-name="T12">Версия 0.53</text:span><text:span text:style-name="T42">b </text:span><text:span text:style-name="T12">Исправление</text:span></text:p>
      <text:p text:style-name="P11"><text:span text:style-name="T12">- исправлены межстраничные вызовы после переезда некоторых процедур в другие страницы </text:span><text:span text:style-name="T42">ROM </text:span><text:span text:style-name="T12">после добавления </text:span><text:span text:style-name="T42">Perfect Commander.</text:span></text:p>
      <text:p text:style-name="P19"/>
      <text:p text:style-name="P10"><text:span text:style-name="T41">26.02.2013 </text:span><text:span text:style-name="T11">Версия 0.53а Исправление</text:span></text:p>
      <text:p text:style-name="P10"><text:span text:style-name="T11">- восстановил работу </text:span><text:span text:style-name="T41">FAT/SPG </text:span><text:span text:style-name="T11">загрузчика.</text:span></text:p>
      <text:p text:style-name="P30"/>
      <text:p text:style-name="P9"><text:span text:style-name="T40">25.02.2013 </text:span><text:span text:style-name="T10">Версия 0.53 Добавление</text:span></text:p>
      <text:p text:style-name="P9"><text:span text:style-name="T10">- в недра сервиса добавлен </text:span><text:span text:style-name="T40">Perfect Commander.</text:span></text:p>
      <text:p text:style-name="P18"/>
      <text:p text:style-name="P8"><text:span text:style-name="T39">20.01.2013 </text:span><text:span text:style-name="T9">Версия 0.52</text:span><text:span text:style-name="T39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39">CMOS</text:span><text:span text:style-name="T9">.</text:span></text:p>
      <text:p text:style-name="P8"><text:span text:style-name="T9">- </text:span><text:span text:style-name="T20">добавлен просмотрщик </text:span><text:span text:style-name="T48">BMP </text:span><text:span text:style-name="T20">файлов формата 320х200 16 цветов.</text:span></text:p>
      <text:p text:style-name="P17"/>
      <text:p text:style-name="P6"><text:span text:style-name="T38">26.12.2012 </text:span><text:span text:style-name="T7">Версия 0.52а<text:tab/>Исправление</text:span></text:p>
      <text:p text:style-name="P7"><text:span text:style-name="T38">- </text:span><text:span text:style-name="T8">исправлена ошибка драйвера </text:span><text:span text:style-name="T38">NeoGS </text:span><text:span text:style-name="T8">из-за которой происходила порча некоторых ячеек при загрузке файлов при вызове через </text:span><text:span text:style-name="T38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37">RST 8.</text:span></text:p>
      <text:p text:style-name="P16"/>
      <text:p text:style-name="P5"><text:span text:style-name="T36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36">TR-DOS </text:span><text:span text:style-name="T6">диска.</text:span></text:p>
      <text:p text:style-name="P15"/>
      <text:p text:style-name="P4"><text:span text:style-name="T35">04.12.2012 </text:span><text:span text:style-name="T5">Версия 0.51</text:span><text:span text:style-name="T35">a </text:span><text:span text:style-name="T5">Исправление.</text:span></text:p>
      <text:p text:style-name="P4"><text:span text:style-name="T5">- исправлена блокировка при отсуствии </text:span><text:span text:style-name="T35">SD </text:span><text:span text:style-name="T5">карты на </text:span><text:span text:style-name="T35">NeoGS.</text:span></text:p>
      <text:p text:style-name="P29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30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30">NeoGS </text:span><text:span text:style-name="T2">при определении наличия </text:span><text:span text:style-name="T30">SD </text:span><text:span text:style-name="T2">карты из-за изменения настроек прерываний.</text:span></text:p>
      <text:p text:style-name="P25">- <text:span text:style-name="T31">устранена невозможность выбрать файл для загрузки с ленты при отсутствии в корне директорий.</text:span></text:p>
      <text:p text:style-name="P26"><text:soft-page-break/>- <text:span text:style-name="T32">устранена проблема сброса/зависания при запуске </text:span><text:span text:style-name="T23">TAP </text:span><text:span text:style-name="T32">файлов при заблокированном режиме 48к.</text:span></text:p>
      <text:p text:style-name="P27">- <text:span text:style-name="T33">сделано автоопределение наличия </text:span><text:span text:style-name="T24">SD </text:span><text:span text:style-name="T33">карт с возможностью отключения.</text:span></text:p>
      <text:p text:style-name="P28"><text:span text:style-name="T34">- сделана выдача сообщение с блокировкой дальнейшей работы при обращении к примонтированному образу после удаления </text:span><text:span text:style-name="T25">SD </text:span><text:span text:style-name="T34">карты с которой был примонтирован образ.</text:span></text:p>
      <text:p text:style-name="P28"><text:span text:style-name="T34">- сделан контроль наличия </text:span><text:span text:style-name="T25">SD </text:span><text:span text:style-name="T34">карт с выдачей сообщения и блокировкой дальнейшей работы.</text:span></text:p>
      <text:p text:style-name="P28"><text:span text:style-name="T34">- переименован пункт </text:span><text:span text:style-name="T25">«W.Turbo Mode» </text:span><text:span text:style-name="T34">в </text:span><text:span text:style-name="T25">«W.CPU frequency».</text:span></text:p>
      <text:p text:style-name="P28"><text:span text:style-name="T34">- сделана принудительная полная инициализация после обновления </text:span><text:span text:style-name="T25">FlashROM.</text:span></text:p>
      <text:p text:style-name="P28"><text:span text:style-name="T34">- нажатие 0+</text:span><text:span text:style-name="T25">RESET </text:span><text:span text:style-name="T34">теперь не только возвращает основной режим, но и делает полную инициализацию внутренних переменных.</text:span></text:p>
      <text:p text:style-name="P28"><text:span text:style-name="T34">- сделан </text:span><text:span text:style-name="T25">CRC </text:span><text:span text:style-name="T34">контроль содержимого </text:span><text:span text:style-name="T25">CMOS </text:span><text:span text:style-name="T34">памяти используемых в работе, при неправильной </text:span><text:span text:style-name="T25">CRC </text:span><text:span text:style-name="T34">все используемые в работе ячейки перезаписываются исходными значениями.</text:span></text:p>
      <text:p text:style-name="P24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24">- пункт основного меню <text:span text:style-name="T21">«FAT boot» </text:span>переименован в «<text:span text:style-name="T21">File browser</text:span>».</text:p>
      <text:p text:style-name="P24">- в меню «<text:span text:style-name="T21">Service</text:span>» удалены пункты «<text:span text:style-name="T21">Load font 4 TEXTMODE</text:span>» и «<text:span text:style-name="T21">Image to RAMDISK</text:span>», функции этих пунктов теперь производятся через «<text:span text:style-name="T21">File browser</text:span>».</text:p>
      <text:p text:style-name="P24"><text:span text:style-name="T21">- </text:span>в меню «<text:span text:style-name="T21">Service</text:span>» добавлен пункт принудительного сброса на дефолтные значения <text:span text:style-name="T21">CMOS. </text:span>Также добавлен пункт демонтирования образов, если ни один образ не примонтирован меню не появляется.</text:p>
      <text:p text:style-name="P24">- загрузка/запуск файлов раскиданные ранее по разным пунктам разных меню теперь производятся через «<text:span text:style-name="T21">File browser</text:span>», кроме обновления прошивок. Обновление прошивок оставлено на старом месте.</text:p>
      <text:p text:style-name="P24">- переделан порядок доступа к <text:span text:style-name="T21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21">.</text:span></text:p>
      <text:p text:style-name="P24">- работа с <text:span text:style-name="T21">FAT </text:span>полностью перенесена в ПЗУ, вся вызовы сделаны через <text:span text:style-name="T21">RST 8</text:span>.</text:p>
      <text:p text:style-name="P24">- сделана сортировка по первым символам для директорий/файлов (сначала для директорий, потом для файлов).</text:p>
      <text:p text:style-name="P24">- сделано монтирование <text:span text:style-name="T21">TRD </text:span>образов на чтение/запись непосредственно на <text:span text:style-name="T21">FAT.</text:span></text:p>
      <text:p text:style-name="P24">- сделано монтирование <text:span text:style-name="T21">TRD </text:span>образов из текстового файла <text:span text:style-name="T21">IMAGE.MNT. </text:span>Возможность сохранения примонтированных образов в этот файл пока отсутствует.</text:p>
      <text:p text:style-name="P24">- в главном меню добавлен пункт «<text:span text:style-name="T21">Setup</text:span>»<text:span text:style-name="T21">. </text:span>Пока в нем 2 пункта: включение/выключение звука нажатых клавиш и включение/выключение доступа к <text:span text:style-name="T21">SD card NeoGS.</text:span></text:p>
      <text:p text:style-name="P24"><text:span text:style-name="T21">- </text:span>в связи с возможностью монтирования <text:span text:style-name="T21">TRD </text:span>образов сделана запись в драйверах устройств, пока только для монтировщика образов. <text:span text:style-name="T21">FAT </text:span>возможностей записи пока не имеет.</text:p>
      <text:p text:style-name="P24">- окно «<text:span text:style-name="T21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24">- после переезда работы с <text:span text:style-name="T21">FAT </text:span>в ПЗУ инициализация всех устройств делается всегда сразу по сбросу.</text:p>
      <text:p text:style-name="P24">- сделано сохранение текущего пути при переходах по директориям.</text:p>
      <text:p text:style-name="P24">- обработчик и установщик <text:span text:style-name="T21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24">- шрифты для текстового режима теперь хранятся в упакованном виде.</text:p>
      <text:p text:style-name="P24">- переделаны вызовы <text:span text:style-name="T21">RST 8, </text:span>сделаны вызова из <text:span text:style-name="T21">EVO-DOS </text:span>для работы с примонтированными образами.</text:p>
      <text:p text:style-name="P24">- при загрузке <text:span text:style-name="T21">TAP </text:span>файлов через «<text:span text:style-name="T21">File browser</text:span>» принудительно включается бит эмуляции работы с лентой в <text:span text:style-name="T21">CMOS. </text:span>При вызове через «<text:span text:style-name="T21">Tape loader</text:span>» зависит от установленного режима.</text:p>
      <text:p text:style-name="P24">- при выборе <text:span text:style-name="T21">TRD </text:span>образов выдается меню выбора монтировать файл или загружать в рамдиск. <text:span text:style-name="T21">FDI </text:span>и <text:span text:style-name="T21">SCL </text:span>образа всегда грузятся в рамдиск.</text:p>
      <text:p text:style-name="P24"/>
      <text:p text:style-name="P24">24.01.2012 Версия 0.49<text:span text:style-name="T21">c </text:span>Переделки</text:p>
      <text:p text:style-name="P24">- переделаны обработчики <text:span text:style-name="T21">RST 8 </text:span>и <text:span text:style-name="T21">NMI </text:span>для полной независимости друг от друга.</text:p>
      <text:p text:style-name="P24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<text:soft-page-break/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24">- исправлена проблема неправильного считывания фонта из-за несвоевременного переключения отображаемых экранов.</text:p>
      <text:p text:style-name="P24">- исправлено отображение некоторых регистров процессора.</text:p>
      <text:p text:style-name="P24"/>
      <text:p text:style-name="P24">18.01.2012 Версия 0.49 Добавление</text:p>
      <text:p text:style-name="P24">- добавлена поддержка волшебной кнопки <text:span text:style-name="T21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24"/>
      <text:p text:style-name="P24">17.12.2011 Версия 0.48 Дополнение</text:p>
      <text:p text:style-name="P24">- немного переделан тест <text:span text:style-name="T21">PC </text:span>клавиатуры, добавлено управление светодиодом <text:span text:style-name="T21">Caps LOCK.</text:span></text:p>
      <text:p text:style-name="P24"><text:span text:style-name="T21">- </text:span>в меню сервис поменяны местами пункты <text:span text:style-name="T21">“Image to RAMDISK” </text:span>и<text:span text:style-name="T21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24"/>
      <text:p text:style-name="P24">16.12.2011 Версия 0.47<text:span text:style-name="T21">d </text:span>Исправление</text:p>
      <text:p text:style-name="P24">- исправлено не выставление режимов памяти и турбо при запуске <text:span text:style-name="T21">HDD boot </text:span>и <text:span text:style-name="T21">CD boot.</text:span> </text:p>
      <text:p text:style-name="P24"/>
      <text:p text:style-name="P24">16.12.2011 Версия 0.47<text:span text:style-name="T21">c </text:span>Исправление</text:p>
      <text:p text:style-name="P24">- внесено еще немного изменений в <text:span text:style-name="T21">SPG </text:span>загрузчик.</text:p>
      <text:p text:style-name="P24"/>
      <text:p text:style-name="P24">15.12.2011 Версия 0.47<text:span text:style-name="T21">b </text:span>Исправление</text:p>
      <text:p text:style-name="P24">- добавлены изменения в код <text:span text:style-name="T21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24">- переделан загрузчик HOBETA файлов и перенесен в другую страницу ROM.</text:p>
      <text:p text:style-name="P24">- добавлена возможность запускать <text:span text:style-name="T21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24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24">- добавлена возможность сброса в прошивку пользователя (<text:span text:style-name="T21">Custom ROM).</text:span></text:p>
      <text:p text:style-name="P24"><text:span text:style-name="T21">- </text:span>добавлена возможность менять прошивку пользователя (<text:span text:style-name="T21">Custom ROM) </text:span>размером 64 Кб не обновляя весь <text:span text:style-name="T21">ROM</text:span>.</text:p>
      <text:p text:style-name="P24">- изменены настройки хранимые в <text:span text:style-name="T21">CMOS </text:span>на противоположные для пунктов «<text:span text:style-name="T29">Reload FONT</text:span>» и «<text:span text:style-name="T29">Type FONT</text:span>». Теперь при инициализации настроек в <text:span text:style-name="T21">CMOS </text:span>пункты будут по умолчанию принимать значения <text:span text:style-name="T21">«</text:span><text:span text:style-name="T22">ON</text:span><text:span text:style-name="T21">» </text:span>и <text:span text:style-name="T21">«</text:span><text:span text:style-name="T22">CP866</text:span><text:span text:style-name="T21">» <text:s/></text:span><text:span text:style-name="T1">соответственно</text:span><text:span text:style-name="T21"> .</text:span></text:p>
      <text:p text:style-name="P24">- добавлено выставление режимов турбо при удержании <text:span text:style-name="T21">CS, SS, SPACE </text:span>при сбросе.</text:p>
      <text:p text:style-name="P24"/>
      <text:p text:style-name="P24"><text:soft-page-break/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24"/>
      <text:p text:style-name="P2"><text:span text:style-name="T1">28.09.2011</text:span> <text:span text:style-name="T1">Версия 0.44 Исправления и дополнения</text:span></text:p>
      <text:p text:style-name="P24">- исправлен неправильное вычисления ширины окна из-за чего скроллер сдвигал не только в окне.</text:p>
      <text:p text:style-name="P24">- драйвера и менеджер устройств перенесены в ПЗУ и работают оттуда же. </text:p>
      <text:p text:style-name="P24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24">- исправлена ошибка из-за которой переключенные режимы не обновлялись на экране.</text:p>
      <text:p text:style-name="P24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24"/>
      <text:p text:style-name="P2"><text:span text:style-name="T1">21.07.2011</text:span> <text:span text:style-name="T1">Версия 0.41 Изменения и дополнения.</text:span></text:p>
      <text:p text:style-name="P24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24"/>
      <text:p text:style-name="P24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24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24">- переделан вывод рамки для <text:span text:style-name="T21">CMOS editor </text:span>в зависимости от выбранного шрифта.</text:p>
      <text:p text:style-name="P24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24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24">- исправлена ошибка неправильного вычисления высоты файлового окна в зависимости от количества файлов</text:p>
      <text:p text:style-name="P24">- добавлено переключение загрузки с магнитофонного входа или с <text:span text:style-name="T21">FAT </text:span>устройств.</text:p>
      <text:p text:style-name="P24">- добавлена возможность загрузки и запуска <text:span text:style-name="T21">TAP </text:span>файлов.</text:p>
      <text:p text:style-name="P24"/>
      <text:p text:style-name="P24">23.03.2011 Версия 0.37 Дополнение.</text:p>
      <text:p text:style-name="P24">- в редакторе <text:span text:style-name="T21">CMOS </text:span>каждую секунду обновляются ячейки времени и перепечатываются на экране.</text:p>
      <text:p text:style-name="P24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oft-page-break/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24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24">- изменено ожидание нажатия клавиш при ошибках.</text:p>
      <text:p text:style-name="P24"/>
      <text:p text:style-name="P24">07.02.2011 Версия 0.31 Дополнение.</text:p>
      <text:p text:style-name="P24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24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24">- удалена очистка страниц памяти.</text:p>
      <text:p text:style-name="P24">- переделано форматирование рамдиска с учетом его нового формата.</text:p>
      <text:p text:style-name="P24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24">- рамдиск усложнился, в первой странице рамдиска создается таблица дорожек и секторов. Для <text:span text:style-name="T21">FDI </text:span>образа конвертируется заголок, для <text:span text:style-name="T21">TRD </text:span>и <text:span text:style-name="T21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24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24">- сделано принудительное определение <text:span text:style-name="T21">FAT </text:span>даже при наличии <text:span text:style-name="T21">MBR.</text:span></text:p>
      <text:p text:style-name="P24">- начало рамдиска переехало на одну страницу вниз.</text:p>
      <text:p text:style-name="P24"/>
      <text:p text:style-name="P24">28.11.2010 Версия 0.24 Изменения.</text:p>
      <text:p text:style-name="P24">- изменен прошивальщик ПЗУ. Теперь прошивает все ПЗУ полностью все 512 Кб. Соотвественно в файловом окне отображаются только <text:span text:style-name="T21">ROM </text:span>файлы размером 512 Кб. Файлы размером 64 Кб не отображаются и не прошиваются.</text:p>
      <text:p text:style-name="P24">- добавлена индикация стирания ПЗУ и изменено окно прошивальщика из-за большего размера прошивания. </text:p>
      <text:p text:style-name="P2"><text:soft-page-break/></text:p>
      <text:p text:style-name="P2">20.11.2010 <text:span text:style-name="T1">Версия 0.23 Изменения и исправления.</text:span></text:p>
      <text:p text:style-name="P24">- устранено появление мышиного курсора при выборе конфигурации и при переключении турбо режима.</text:p>
      <text:p text:style-name="P24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24">- исправлено вылезание курсора в файловом окне при отсуствии файлов и нажатии кнопки перехода на страницу вверх.</text:p>
      <text:p text:style-name="P24">- поправлена упущенная возможность запуска кодовых блоков через <text:span text:style-name="T21">«FAT boot» </text:span>с возможностью выхода в Бейсик.</text:p>
      <text:p text:style-name="P24"/>
      <text:p text:style-name="P24">13.11.2010 Версия 0.22 Добавление функционала и исправление ошибки.</text:p>
      <text:p text:style-name="P24">- исправлена ошибка высчитывания остатка загрузки в страницу памяти при загрузке <text:span text:style-name="T21">SCL </text:span>файлов.</text:p>
      <text:p text:style-name="P24">- добавлен<text:span text:style-name="T21"> </text:span>пункт <text:span text:style-name="T21">«Update FLASH ROM»</text:span> для быстрого обновления прошивок ПЗУ. </text:p>
      <text:p text:style-name="P24"/>
      <text:p text:style-name="P24">03.11.2010 Версия 0.21 Добавление функционала для поддержки <text:span text:style-name="T21">EVO-DOS.</text:span></text:p>
      <text:p text:style-name="P24">- добавлена возможность капирования в память для виртуального дисковода <text:span text:style-name="T21">TRD </text:span>и <text:span text:style-name="T21">SCL </text:span>(раскрытие образов);</text:p>
      <text:p text:style-name="P24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1">DOS #3D13</text:span>;</text:p>
      <text:p text:style-name="P24">- на экране добавлена возможность менять виртуальный дискововод не только клавишей <text:span text:style-name="T21">“Y”, </text:span>но и при помощи мыши;</text:p>
      <text:p text:style-name="P24">- внизу экрана добавлен краткая помощь по клавишам не задействованным в меню и клавише вызова краткой помощи по основному управлению (<text:span text:style-name="T21">H+RESET);</text:span></text:p>
      <text:p text:style-name="P24">- переименованны пункты сервис меню для работы с рамдиском. Теперь пункты начинаются со слова <text:span text:style-name="T21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24">- исправлено невозможность выхода из ошибочной ситуации с выводом окна. При выдаче окна прерывания были зпрещены.</text:p>
      <text:p text:style-name="P24"/>
      <text:p text:style-name="P24">21.10.2010 Версия 0.2.1 Исправление ошибок.</text:p>
      <text:p text:style-name="P24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24">- исправлено зависание при включение мыши по кнопке 9.</text:p>
      <text:p text:style-name="P24">- исправлен вылет в Бейсик при отсуствии мыши и попытке ее включения.</text:p>
      <text:p text:style-name="P24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24"/>
      <text:p text:style-name="P24">07.10.2010 Версия 0.1A4 Продолжение переделок, тестовая версия.</text:p>
      <text:p text:style-name="P24">- исправлен вывод файлов и директорий при количестве больше высоты окна (скроллинг и страничное перемещение).</text:p>
      <text:p text:style-name="P24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24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oft-page-break/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24">- еще немного поэкспериментировал с отображением горячих клавиш в менюшках. <text:s/></text:p>
      <text:p text:style-name="P24"/>
      <text:p text:style-name="P2"><text:span text:style-name="T1">25.09.2010 Версия 0.1</text:span>A<text:span text:style-name="T1">2 Продолжение переделок, тестовая версия.</text:span></text:p>
      <text:p text:style-name="P24">- переделал некоторые меню по внешнему виду для общего стиля.</text:p>
      <text:p text:style-name="P24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24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24">- переделка внешнего вида.</text:p>
      <text:p text:style-name="P24">- переделана обработка горячих клавиш.</text:p>
      <text:p text:style-name="P24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24"/>
      <text:p text:style-name="P2">17.09.2010 <text:span text:style-name="T1">Версия 0.1А Вторая ревизия сорцов, тестовая версия.</text:span></text:p>
      <text:p text:style-name="P24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24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24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24">- исправил смену режимов без перерисовки экрана.</text:p>
      <text:p text:style-name="P24">- при смене дисковода перерисовка происходит из-за возможно открытого файлового меню.</text:p>
      <text:p text:style-name="P24">- при открытом файловом меню для <text:span text:style-name="T21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24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24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24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oft-page-break/><text:span text:style-name="T1">перекомпиляции. Переписаны стартовые </text:span>RESET <text:span text:style-name="T1">сервисы. </text:span></text:p>
      <text:p text:style-name="P24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24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24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24">- исправлена возможность загрузки файлов размером максимум 40960 байт. В предыдущих версиях размер был максимум 40959 байт.</text:p>
      <text:p text:style-name="P24"/>
      <text:p text:style-name="P24">22.02.2010 Версия 0.11 Исправлен первый глюк.</text:p>
      <text:p text:style-name="P24">- неправильно отдавался тип <text:span text:style-name="T21">FAT </text:span>устройства микрозагрузчику <text:span text:style-name="T21">HOBETA </text:span>файлов.</text:p>
      <text:p text:style-name="P2"/>
      <text:p text:style-name="P2">21.02.2010 <text:span text:style-name="T1">Версия 0.1 Проверка и тестирование. </text:span></text:p>
      <text:p text:style-name="P33"><text:span text:style-name="T27">- за основу взяты исходники </text:span><text:span text:style-name="T26">GLUK 6.62. </text:span><text:span text:style-name="T27">Все исходники переведены в текстовый формат для компиляции </text:span><text:span text:style-name="T1">SjASMPlus</text:span><text:span text:style-name="T26">. </text:span><text:span text:style-name="T27">При сборке используется упаковщик </text:span><text:span text:style-name="T26">MHMT.</text:span></text:p>
      <text:p text:style-name="P34"><text:span text:style-name="T28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26">GLUK</text:span><text:span text:style-name="T28">а. Так сказать «забадяжил» на старых дрожжах.</text:span></text:p>
      <text:p text:style-name="P34"><text:span text:style-name="T28">- при переделке не пострадали и не изменялись все функции вызываемые по «Кнопка+</text:span><text:span text:style-name="T26">RESET</text:span><text:span text:style-name="T28">».</text:span></text:p>
      <text:p text:style-name="P34"><text:span text:style-name="T28">- без изменений остались </text:span><text:span text:style-name="T26">CD Boot </text:span><text:span text:style-name="T28">и </text:span><text:span text:style-name="T26">HDD Boot.</text:span></text:p>
      <text:p text:style-name="P34"><text:span text:style-name="T28">- полностью удален </text:span><text:span text:style-name="T26">PC.</text:span></text:p>
      <text:p text:style-name="P34"><text:span text:style-name="T28">- убрано определение байта </text:span><text:span text:style-name="T26">#47 </text:span><text:span text:style-name="T28">в ячейке </text:span><text:span text:style-name="T26">#12 CMOS.</text:span></text:p>
      <text:p text:style-name="P34"><text:span text:style-name="T26">- </text:span><text:span text:style-name="T28">удалены из исходников все опции связанные с компиляцией для АТМ.</text:span></text:p>
      <text:p text:style-name="P24">- убрана прозрачность окон.</text:p>
      <text:p text:style-name="P24">- убран вывод на экран уменьшенных копий сохраненных экранов, что создавало мусор на экране.</text:p>
      <text:p text:style-name="P34"><text:span text:style-name="T28">- удалены все пункты не имеющие никакой ценности. К ним относятся следующие пункты: </text:span><text:span text:style-name="T26">P.C., P.C.512, Cache, R.C., STS, XAS, Save SCR, TR KEEPER. </text:span><text:span text:style-name="T28">Удален также вновь добавленный пункт </text:span><text:span text:style-name="T26">FATALL. </text:span></text:p>
      <text:p text:style-name="P34"><text:span text:style-name="T28">- в меню «</text:span><text:span text:style-name="T26">Kills</text:span><text:span text:style-name="T28">»</text:span><text:span text:style-name="T26"> </text:span><text:span text:style-name="T28">следующие изменения: удален пункт </text:span><text:span text:style-name="T26">Low MEM. </text:span><text:span text:style-name="T28">Пункт </text:span><text:span text:style-name="T26">Pages </text:span><text:span text:style-name="T28">переименован в </text:span><text:span text:style-name="T26">Pages 128 </text:span><text:span text:style-name="T28">по функциональности. Форматилки </text:span><text:span text:style-name="T26">RAM </text:span><text:span text:style-name="T28">диска также переименованы по смыслу и добавлена форматилка на 640 килобайт (стандартный размер </text:span><text:span text:style-name="T26">TR-DOS </text:span><text:span text:style-name="T28">дискеты</text:span><text:span text:style-name="T26">)</text:span><text:span text:style-name="T28">.</text:span></text:p>
      <text:p text:style-name="P1"><text:span text:style-name="T28">- </text:span><text:span text:style-name="T27">там же в меню «</text:span><text:span text:style-name="T28">Kills</text:span><text:span text:style-name="T27">» оставлен копировщик дискет с форматированием диска-приемника.</text:span></text:p>
      <text:p text:style-name="P24">- временно убрана раскраска главного окна.</text:p>
      <text:p text:style-name="P34"><text:span text:style-name="T28">- у часов теперь не 2 состояния, а 3. Часы не найдены, на экране надпись </text:span><text:span text:style-name="T26">«NO CMOS». </text:span><text:span text:style-name="T28">Часы найдены, но выключены. Надпись на экране </text:span><text:span text:style-name="T26">«OFF CMOS». </text:span><text:span text:style-name="T28">При найденных и включенных соотвественно отображают время.</text:span></text:p>
      <text:p text:style-name="P34"><text:span text:style-name="T28">- обновление часов теперь происходит не по тайм ауту, а по установке бита 4 регистра </text:span><text:span text:style-name="T26">C </text:span><text:span text:style-name="T28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34"><text:span text:style-name="T28">- определение часов делается по ячейке 0 (секунды). Ячейка </text:span><text:span text:style-name="T26">#11 </text:span><text:span text:style-name="T28">принимающее значение </text:span><text:span text:style-name="T26">#AA (</text:span><text:span text:style-name="T28">часы включены)</text:span><text:span text:style-name="T26"> </text:span><text:span text:style-name="T28">или </text:span><text:span text:style-name="T26">#55 </text:span><text:span text:style-name="T28">(часы выключены) не используется для определения наличия часов.</text:span></text:p>
      <text:p text:style-name="P24">- устранен глюк мыши. При отсутствии мыши и включении клавишей «8» курсора при глобальной <text:soft-page-break/>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34"><text:span text:style-name="T28">- устранен глюк связанный с надписью </text:span><text:span text:style-name="T26">«I KNOW NOW». </text:span><text:span text:style-name="T28">При выбранном диске «</text:span><text:span text:style-name="T26">D</text:span><text:span text:style-name="T28">» и при отсутствии на диске Бейсик файлов (при выборе «</text:span><text:span text:style-name="T26">GLUK BOOT</text:span><text:span text:style-name="T28">» выводится </text:span><text:span text:style-name="T26">«NO PROGS») </text:span><text:span text:style-name="T28">при повторном нажатии </text:span><text:span text:style-name="T26">«Enter» выводилась</text:span><text:span text:style-name="T28"> окошко с текстом </text:span><text:span text:style-name="T26">«I KNOW NOW» </text:span><text:span text:style-name="T28">и все вешалось с перерисовкой экрана без главного меню и выбранном диске </text:span><text:span text:style-name="T26">«A».</text:span></text:p>
      <text:p text:style-name="P33"><text:span text:style-name="T26">- </text:span><text:span text:style-name="T27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33">- в главное меню добавлен пункт <text:span text:style-name="T21">«FAT Boot» </text:span><text:span text:style-name="T1">для загрузки кодовых блоков записанных на </text:span><text:span text:style-name="T21">FAT </text:span><text:span text:style-name="T1">в формате </text:span><text:span text:style-name="T21">HOBETA.</text:span></text:p>
      <text:p text:style-name="P34">- для работы с <text:span text:style-name="T21">FAT </text:span>добавлен соответствующий код и поддержка <text:span text:style-name="T21">SD </text:span>карт на <text:span text:style-name="T21">NeoGS </text:span>и <text:span text:style-name="T21">Z-</text:span>контроллер (на <text:span text:style-name="T21">ZX Evo </text:span>контроллер встроен в плату) и контроллер винчестера подключаемый по схеме <text:span text:style-name="T21">Nemo.</text:span></text:p>
      <text:p text:style-name="P33"><text:span text:style-name="T1">- если еще что-нибудь вспомню, допишу. За 2 недели слишком много перепахано. Если кого-то что-то не устраивает исходники </text:span><text:span text:style-name="T21">GLUK</text:span><text:span text:style-name="T1">а открыты :</text:span><text:span text:style-name="T21">D</text:span></text:p>
      <text:p text:style-name="P33"><text:span text:style-name="T21">- </text:span><text:span text:style-name="T1">за глюки связанные с </text:span><text:span text:style-name="T21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12-20T14:26:09.015000000</dc:date>
    <meta:editing-duration>P26DT11H29M59S</meta:editing-duration>
    <meta:editing-cycles>174</meta:editing-cycles>
    <meta:generator>LibreOffice/4.1.4.2$Windows_x86 LibreOffice_project/0a0440ccc0227ad9829de5f46be37cfb6edcf72</meta:generator>
    <meta:document-statistic meta:table-count="0" meta:image-count="0" meta:object-count="0" meta:page-count="9" meta:paragraph-count="285" meta:word-count="3564" meta:character-count="24635" meta:non-whitespace-character-count="21339"/>
  </office:meta>
</office:document-meta>
</file>